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Nimbus Roman" svg:font-family="'Nimbus Roman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/>
      <style:text-properties style:font-name="Nimbus Roman" fo:font-weight="bold" officeooo:rsid="000b5b36" officeooo:paragraph-rsid="000b5b36" style:font-weight-asian="bold" style:font-weight-complex="bold"/>
    </style:style>
    <style:style style:name="P2" style:family="paragraph" style:parent-style-name="Standard">
      <style:paragraph-properties fo:line-height="150%"/>
      <style:text-properties style:font-name="Nimbus Roman" fo:font-weight="bold" officeooo:rsid="000b5b36" officeooo:paragraph-rsid="000b5b36" style:font-weight-asian="bold" style:font-weight-complex="bold"/>
    </style:style>
    <style:style style:name="P3" style:family="paragraph" style:parent-style-name="Standard">
      <style:text-properties style:font-name="Nimbus Roman" fo:font-weight="bold" officeooo:rsid="000b5b36" officeooo:paragraph-rsid="000b5b36" style:font-weight-asian="bold" style:font-weight-complex="bold"/>
    </style:style>
    <style:style style:name="P4" style:family="paragraph" style:parent-style-name="Standard">
      <style:text-properties style:font-name="Nimbus Roman" fo:font-size="14pt" fo:font-weight="bold" officeooo:rsid="000b5b36" officeooo:paragraph-rsid="000b5b36" style:font-size-asian="14pt" style:font-weight-asian="bold" style:font-size-complex="14pt" style:font-weight-complex="bold"/>
    </style:style>
    <style:style style:name="P5" style:family="paragraph" style:parent-style-name="Standard">
      <style:text-properties style:font-name="Nimbus Roman" fo:font-size="14pt" style:text-underline-style="none" fo:font-weight="bold" officeooo:rsid="00180bf4" officeooo:paragraph-rsid="00180bf4" style:font-size-asian="14pt" style:font-weight-asian="bold" style:font-size-complex="14pt" style:font-weight-complex="bold"/>
    </style:style>
    <style:style style:name="P6" style:family="paragraph" style:parent-style-name="Standard">
      <style:text-properties style:font-name="Nimbus Roman" fo:font-weight="normal" officeooo:rsid="000b5b36" officeooo:paragraph-rsid="000b5b36" style:font-weight-asian="normal" style:font-weight-complex="normal"/>
    </style:style>
    <style:style style:name="P7" style:family="paragraph" style:parent-style-name="Standard">
      <style:text-properties style:font-name="Nimbus Roman" fo:font-weight="normal" officeooo:rsid="000d1916" officeooo:paragraph-rsid="000d1916" style:font-weight-asian="normal" style:font-weight-complex="normal"/>
    </style:style>
    <style:style style:name="P8" style:family="paragraph" style:parent-style-name="Standard">
      <style:text-properties style:font-name="Nimbus Roman" style:text-underline-style="none" fo:font-weight="normal" officeooo:rsid="000f3e8e" officeooo:paragraph-rsid="000d1916" style:font-weight-asian="normal" style:font-weight-complex="normal"/>
    </style:style>
    <style:style style:name="P9" style:family="paragraph" style:parent-style-name="Standard">
      <style:text-properties style:font-name="Nimbus Roman" style:text-underline-style="none" fo:font-weight="normal" officeooo:rsid="0010809c" officeooo:paragraph-rsid="000d1916" style:font-weight-asian="normal" style:font-weight-complex="normal"/>
    </style:style>
    <style:style style:name="P10" style:family="paragraph" style:parent-style-name="Standard">
      <style:text-properties style:font-name="Nimbus Roman" style:text-underline-style="none" fo:font-weight="normal" officeooo:rsid="00126917" officeooo:paragraph-rsid="000d1916" style:font-weight-asian="normal" style:font-weight-complex="normal"/>
    </style:style>
    <style:style style:name="P11" style:family="paragraph" style:parent-style-name="Standard">
      <style:text-properties style:font-name="Nimbus Roman" style:text-underline-style="none" fo:font-weight="normal" officeooo:rsid="001442d0" officeooo:paragraph-rsid="000d1916" style:font-weight-asian="normal" style:font-weight-complex="normal"/>
    </style:style>
    <style:style style:name="P12" style:family="paragraph" style:parent-style-name="Standard">
      <style:text-properties style:font-name="Nimbus Roman" style:text-underline-style="none" fo:font-weight="normal" officeooo:rsid="00180bf4" officeooo:paragraph-rsid="00193d1a" style:font-weight-asian="normal" style:font-weight-complex="normal"/>
    </style:style>
    <style:style style:name="P13" style:family="paragraph" style:parent-style-name="Standard">
      <style:text-properties style:font-name="Nimbus Roman" style:text-underline-style="none" fo:font-weight="normal" officeooo:rsid="00180bf4" officeooo:paragraph-rsid="0019d9db" style:font-weight-asian="normal" style:font-weight-complex="normal"/>
    </style:style>
    <style:style style:name="P14" style:family="paragraph" style:parent-style-name="Standard">
      <style:text-properties style:font-name="Nimbus Roman" style:text-underline-style="none" fo:font-weight="normal" officeooo:rsid="00180bf4" officeooo:paragraph-rsid="001d20fa" style:font-weight-asian="normal" style:font-weight-complex="normal"/>
    </style:style>
    <style:style style:name="P15" style:family="paragraph" style:parent-style-name="Standard">
      <style:text-properties style:font-name="Nimbus Roman" style:text-underline-style="none" fo:font-weight="normal" officeooo:rsid="00180bf4" officeooo:paragraph-rsid="001e7df5" style:font-weight-asian="normal" style:font-weight-complex="normal"/>
    </style:style>
    <style:style style:name="P16" style:family="paragraph" style:parent-style-name="Standard">
      <style:text-properties style:font-name="Nimbus Roman" style:text-underline-style="none" fo:font-weight="normal" officeooo:rsid="000d1916" officeooo:paragraph-rsid="001e7df5" style:font-weight-asian="normal" style:font-weight-complex="normal"/>
    </style:style>
    <style:style style:name="P17" style:family="paragraph" style:parent-style-name="Standard">
      <style:text-properties style:font-name="Nimbus Roman" style:text-underline-style="none" fo:font-weight="bold" officeooo:rsid="00126917" officeooo:paragraph-rsid="000d1916" style:font-weight-asian="bold" style:font-weight-complex="bold"/>
    </style:style>
    <style:style style:name="P18" style:family="paragraph" style:parent-style-name="Standard">
      <style:text-properties style:font-name="Nimbus Roman" style:text-underline-style="none" fo:font-weight="bold" officeooo:rsid="00180bf4" officeooo:paragraph-rsid="00180bf4" style:font-weight-asian="bold" style:font-weight-complex="bold"/>
    </style:style>
    <style:style style:name="P19" style:family="paragraph" style:parent-style-name="Standard">
      <style:text-properties style:font-name="Nimbus Roman" style:text-underline-style="none" fo:font-weight="bold" officeooo:rsid="00180bf4" officeooo:paragraph-rsid="001d20fa" style:font-weight-asian="bold" style:font-weight-complex="bold"/>
    </style:style>
    <style:style style:name="P20" style:family="paragraph" style:parent-style-name="Standard">
      <style:paragraph-properties fo:break-before="page"/>
      <style:text-properties style:font-name="Nimbus Roman" fo:font-weight="normal" officeooo:rsid="000d1916" officeooo:paragraph-rsid="000d1916" style:font-weight-asian="normal" style:font-weight-complex="normal"/>
    </style:style>
    <style:style style:name="P21" style:family="paragraph" style:parent-style-name="Standard">
      <style:text-properties style:font-name="Nimbus Roman" style:text-underline-style="none" fo:font-weight="normal" officeooo:rsid="00193d1a" officeooo:paragraph-rsid="00193d1a" style:font-weight-asian="normal" style:font-weight-complex="normal"/>
    </style:style>
    <style:style style:name="P22" style:family="paragraph" style:parent-style-name="Standard">
      <style:paragraph-properties fo:break-before="page"/>
      <style:text-properties style:font-name="Nimbus Roman" style:text-underline-style="none" fo:font-weight="bold" officeooo:rsid="001d20fa" officeooo:paragraph-rsid="001d20fa" style:font-weight-asian="bold" style:font-weight-complex="bold"/>
    </style:style>
    <style:style style:name="T1" style:family="text">
      <style:text-properties officeooo:rsid="000d1916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officeooo:rsid="000d1916"/>
    </style:style>
    <style:style style:name="T4" style:family="text">
      <style:text-properties style:text-underline-style="solid" style:text-underline-width="auto" style:text-underline-color="font-color" officeooo:rsid="0019d9db"/>
    </style:style>
    <style:style style:name="T5" style:family="text">
      <style:text-properties officeooo:rsid="000e60e4"/>
    </style:style>
    <style:style style:name="T6" style:family="text">
      <style:text-properties officeooo:rsid="000f3e8e"/>
    </style:style>
    <style:style style:name="T7" style:family="text">
      <style:text-properties style:text-underline-style="none" officeooo:rsid="000f3e8e"/>
    </style:style>
    <style:style style:name="T8" style:family="text">
      <style:text-properties style:text-underline-style="none" officeooo:rsid="0010809c"/>
    </style:style>
    <style:style style:name="T9" style:family="text">
      <style:text-properties style:text-underline-style="none" officeooo:rsid="00126917"/>
    </style:style>
    <style:style style:name="T10" style:family="text">
      <style:text-properties style:text-underline-style="none" fo:font-weight="bold" officeooo:rsid="00126917" style:font-weight-asian="bold" style:font-weight-complex="bold"/>
    </style:style>
    <style:style style:name="T11" style:family="text">
      <style:text-properties style:text-underline-style="none" officeooo:rsid="00140808"/>
    </style:style>
    <style:style style:name="T12" style:family="text">
      <style:text-properties style:text-underline-style="none" officeooo:rsid="001442d0"/>
    </style:style>
    <style:style style:name="T13" style:family="text">
      <style:text-properties style:text-underline-style="none" officeooo:rsid="0017e9d3"/>
    </style:style>
    <style:style style:name="T14" style:family="text">
      <style:text-properties officeooo:rsid="00193d1a"/>
    </style:style>
    <style:style style:name="T15" style:family="text">
      <style:text-properties officeooo:rsid="0019d9db"/>
    </style:style>
    <style:style style:name="T16" style:family="text">
      <style:text-properties officeooo:rsid="0010809c"/>
    </style:style>
    <style:style style:name="T17" style:family="text">
      <style:text-properties officeooo:rsid="001bbaba"/>
    </style:style>
    <style:style style:name="T18" style:family="text">
      <style:text-properties officeooo:rsid="001be073"/>
    </style:style>
    <style:style style:name="T19" style:family="text">
      <style:text-properties officeooo:rsid="001c2830"/>
    </style:style>
    <style:style style:name="T20" style:family="text">
      <style:text-properties officeooo:rsid="001d20fa"/>
    </style:style>
    <style:style style:name="T21" style:family="text">
      <style:text-properties officeooo:rsid="00140808"/>
    </style:style>
    <style:style style:name="T22" style:family="text">
      <style:text-properties officeooo:rsid="001442d0"/>
    </style:style>
    <style:style style:name="T23" style:family="text">
      <style:text-properties officeooo:rsid="001e7df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iseño de Software</text:p>
      <text:p text:style-name="P2">DS-23-07-PD<text:tab/><text:tab/><text:tab/><text:tab/><text:tab/><text:tab/><text:tab/><text:tab/><text:tab/>Ángel Otero Barreiros</text:p>
      <text:p text:style-name="P2"><text:tab/><text:tab/><text:tab/><text:tab/><text:tab/><text:tab/><text:tab/><text:tab/><text:tab/><text:tab/>Pedro Garcia Lorenzo</text:p>
      <text:p text:style-name="P4">Gestión de Billetes:</text:p>
      <text:p text:style-name="P3">Principios de diseño:</text:p>
      <text:p text:style-name="P6"><text:span text:style-name="T2"><text:tab/>Principios de responsabilidad </text:span><text:span text:style-name="T3">ú</text:span><text:span text:style-name="T2">nica </text:span>:Este principio se observa en las clases que implementan <text:s text:c="2"/><text:tab/>la interfaz Properties o la interfaz Operations. Properties asume la única responsabilidad de </text:p>
      <text:p text:style-name="P6"><text:tab/>buscar por cada clase que la implementa la función “sort”,que se busca a si misma en <text:s/>una <text:tab/>lista de Tickets. Operations<text:span text:style-name="T1"> realiza la misma función pero en vez de implementar el método <text:tab/>“sort” implementa a <text:s/>“logic”, que se encarga de realizar las funciones binarias AND o OR.</text:span></text:p>
      <text:p text:style-name="P7"><text:tab/>Gracias a esto <text:s/>existe una gran cohesion, se puede observar como la función delega en las </text:p>
      <text:p text:style-name="P7"><text:tab/>interfaces la ejecución del programa. El método “filter” de la clase Api es un ejemplo, delega <text:tab/>la ejecución en la interfaz Operations.</text:p>
      <text:p text:style-name="P7"><text:tab/></text:p>
      <text:p text:style-name="P7"><text:tab/>Principio abierto <text:s/>cerrado:Se puede observar en todas las clases que implementan las 2 </text:p>
      <text:p text:style-name="P7"><text:tab/>interfazes <text:span text:style-name="T5">(clases abstractas)</text:span>y <text:s/>en la clase Ticket. Se puede cambiar lo que hace una clase <text:tab/>pero sin tener que modificarla directamente.</text:p>
      <text:p text:style-name="P7"/>
      <text:p text:style-name="P7"><text:tab/>Principio de <text:span text:style-name="T5">L</text:span>iskov: <text:span text:style-name="T5">La gran mayoría de la funcionalidad de nuestro programa utiliza este <text:tab/>principio como base. La interfaz el método “logic” de la interfaz Operations requiere una <text:tab/>o varias implementaciones de la interfaz Properties para poder ser ejecutada., lo mismo pasa <text:tab/>con el método “filter” de la clase Api, requiere por parámetro una implementación de la <text:tab/>interfaz Operations y alguna de Properties.</text:span></text:p>
      <text:p text:style-name="P7"/>
      <text:p text:style-name="P7"><text:tab/>Principio de inversi<text:span text:style-name="T5">ó</text:span>n de la dependencia:<text:span text:style-name="T6">Al igual que el principio de Liskov se observa en <text:tab/>los métodos “logic” y “filter” ya comentados anteriormente, en ellos no se pide una <text:tab/>implementación concreta de Properties o Operations .</text:span></text:p>
      <text:p text:style-name="P7"/>
      <text:p text:style-name="P7"><text:tab/>Principio de segregaci<text:span text:style-name="T6">ó</text:span>n de interfaces:<text:span text:style-name="T7">Nuestro código tiene dos interfaces para dos <text:tab/>funcionalidades distintas en vez de una interfaz que una esas dos funcionalidades lo que <text:tab/>seria peor.</text:span></text:p>
      <text:p text:style-name="P8"/>
      <text:p text:style-name="P7"><text:span text:style-name="T7"><text:tab/>El tipo de herencia utilizada en este programa es herencia por especialización ya que las <text:tab/>subclases </text:span><text:span text:style-name="T8">sobrescriben y ofrecen una versión especializada de la superclase.</text:span></text:p>
      <text:p text:style-name="P9"/>
      <text:p text:style-name="P9"><text:tab/>Principio encapsula lo que varía:La clase Ticket y sus parámetros son invariables mientras <text:tab/>que la Api tiene parámetros variables , por lo que se puede observar los aspectos que varían <text:tab/>y que no varían de nuestro programa.</text:p>
      <text:p text:style-name="P9"/>
      <text:p text:style-name="P7"><text:span text:style-name="T8"><text:tab/>Bajo acoplamiento-:</text:span><text:span text:style-name="T9">Al tener todos los atributos de Ticket encapsulados en implementaciones <text:tab/>de la interfaz Properties estos solo dependen de la interfaz, al contrario que la clase Ticket, <text:tab/>que depende eso si, de varias clases.</text:span></text:p>
      <text:p text:style-name="P10"/>
      <text:p text:style-name="P17"><text:tab/></text:p>
      <text:p text:style-name="P20"><text:span text:style-name="T10">Patrones de Diseño</text:span><text:span text:style-name="T9">:</text:span></text:p>
      <text:p text:style-name="P7"><text:span text:style-name="T9"><text:tab/></text:span><text:span text:style-name="T11">Patrón </text:span><text:span text:style-name="T9">Estrategia:</text:span><text:span text:style-name="T11">La interfaz <text:tab/>Operations es un claro ejemplo del patrón de Estrategia</text:span></text:p>
      <text:p text:style-name="P7"><text:span text:style-name="T11"><text:tab/>, la </text:span><text:span text:style-name="T12">clase API(juego el rol de contexto)</text:span><text:span text:style-name="T11"> delega </text:span><text:span text:style-name="T12">la operación <text:s/>en el objeto Operations.(juega el <text:tab/>rol de Estrategia) Operations declara una interfaz <text:tab/>común para todas las operaciones que <text:tab/>queramos implementar.Las clases OR o AND (juegan el rol de estrategia <text:tab/>concreta)implementan la operación <text:s/>utilizando <text:s/>el interfaz definido en Operations.</text:span></text:p>
      <text:p text:style-name="P11"/>
      <text:p text:style-name="P7"><text:span text:style-name="T9"><text:tab/>Patr</text:span><text:span text:style-name="T11">ó</text:span><text:span text:style-name="T9">n Inmutable:</text:span><text:span text:style-name="T13">Todos los objetos que forman parte del objeto Ticket y el objeto Ticket en <text:tab/>si forman parte de este patrón.Todas las mencinadas son publicas y finales , sus atributos son <text:tab/>finales y privados ,inicializados en el constructor, sus métodos de lectura no devuelven <text:tab/>referencias a objetos mutables.</text:span></text:p>
      <text:p text:style-name="P10"><text:tab/></text:p>
      <text:p text:style-name="P10"><text:tab/></text:p>
      <text:p text:style-name="P5">Planificador de Tareas:</text:p>
      <text:p text:style-name="P18">Principios de Diseño</text:p>
      <text:p text:style-name="P12"><text:tab/><text:span text:style-name="T14">Principio de responsabilidad única:Al igual que en el programa anterior , este también <text:tab/>tenemos una interfaz que asume la única responsabilidad de ejecutar el algoritmo setteado</text:span></text:p>
      <text:p text:style-name="P21"><text:tab/>en el API.Gracias a este principio la cohesión del programa es mayor , como se observa en </text:p>
      <text:p text:style-name="P21"><text:tab/>el método “work” de la clase API que delega la ejecución en una de las implementaciones </text:p>
      <text:p text:style-name="P12"><text:tab/><text:span text:style-name="T14">de esta interfaz.</text:span></text:p>
      <text:p text:style-name="P12"><text:tab/></text:p>
      <text:p text:style-name="P12"><text:tab/><text:span text:style-name="T14">Principio de abierto cerrado:La clase Graph es un ejemplo de ello, se puede modificar su <text:tab/>funcionamiento pero sin tener que modificarla.</text:span></text:p>
      <text:p text:style-name="P12"/>
      <text:p text:style-name="P12"><text:tab/><text:span text:style-name="T15">Principio de Liskov:En la calse API existe un método “setDependency” que requiere una <text:tab/>implementación </text:span><text:span text:style-name="T4">de</text:span><text:span text:style-name="T15"> la interfaz Denpendency y se le proporciona <text:s/>para después ser utilizada <text:tab/>en el método “work”.</text:span></text:p>
      <text:p text:style-name="P12"><text:tab/></text:p>
      <text:p text:style-name="P12"><text:tab/><text:span text:style-name="T15">Principio de inversión de la dependencia:La clase en vez de depender de 3 atributos de tipo </text:span></text:p>
      <text:p text:style-name="P12"><text:tab/><text:span text:style-name="T15">Dependency <text:s/>tiene un único atributo que engloba a estos tres, en nuestro programa sería la <text:tab/>interfaz Depencency, que luego es setteada en alguno de sus implementaciones.El tipo de </text:span></text:p>
      <text:p text:style-name="P12"><text:tab/><text:span text:style-name="T15">herencia utilizada para estas implementaciones es una herencia por especialización <text:s/>que</text:span></text:p>
      <text:p text:style-name="P13"><text:tab/><text:span text:style-name="T15">las </text:span><text:span text:style-name="T6">subclases </text:span><text:span text:style-name="T16">sobrescriben y ofrecen una versión especializada de la superclase.</text:span></text:p>
      <text:p text:style-name="P12"/>
      <text:p text:style-name="P12"><text:tab/><text:span text:style-name="T15">Bajo acoplamiento:</text:span><text:span text:style-name="T17">Excluyendo a la clase Graph , las demás clases tienen un bajo <text:tab/>acoplamiento ya que los cambios realizados en las clases que implementan la interfaz<text:tab/>Dependency no hacen variar a otras clases.La clase Graph tendrían un alto <text:tab/>acoplamiento ya que si <text:s/>es modificada las demás clases del <text:s/>programa se verían modificadas.</text:span></text:p>
      <text:p text:style-name="P12"/>
      <text:p text:style-name="P12"><text:tab/><text:span text:style-name="T18">Principio de mínimo conocimento:La clase graph solo sabe sobre si misma, al igual que las <text:tab/>clases que implementan la interfaz Dependency.La clase API si necesita saber sobre otras </text:span></text:p>
      <text:p text:style-name="P12"><text:tab/><text:span text:style-name="T18">clases ya que si no , no podríamos elegir un tipo de algoritmo.</text:span></text:p>
      <text:p text:style-name="P12"><text:tab/></text:p>
      <text:p text:style-name="P12"><text:tab/><text:span text:style-name="T19">Principio dont repeat yourselve: Al hacer los implementaciones de los algoritmos utilizé un <text:tab/>conjunto de operaciones privadas en cada implementación , y para seguir este principio las <text:tab/>que se repetían las pasamos a la clase Graph , como eliminar una clave de todo el hashmap o <text:s/><text:tab/>calcular la longitud <text:s/>de un nodo.</text:span></text:p>
      <text:p text:style-name="P12"/>
      <text:p text:style-name="P19"><text:tab/></text:p>
      <text:p text:style-name="P22">Patrones de Diseño:</text:p>
      <text:p text:style-name="P15"><text:tab/><text:span text:style-name="T20">Estrategia:</text:span><text:span text:style-name="T21">La interfaz <text:tab/></text:span><text:span text:style-name="T23">Dependency</text:span><text:span text:style-name="T21"> es un claro ejemplo del patrón de Estrategia.</text:span></text:p>
      <text:p text:style-name="P16"><text:span text:style-name="T21"><text:tab/></text:span><text:span text:style-name="T23">L</text:span><text:span text:style-name="T21">a </text:span><text:span text:style-name="T22">clase API(juego el rol de contexto)</text:span><text:span text:style-name="T21"> delega </text:span><text:span text:style-name="T22">la operación <text:s/>en el objeto </text:span><text:span text:style-name="T23">Depdendency</text:span><text:span text:style-name="T22">.(juega <text:tab/>el <text:s/>rol de Estrategia) Operations declara una interfaz común para tod</text:span><text:span text:style-name="T23">os los algoritmos </text:span><text:span text:style-name="T22"><text:s/>que <text:tab/>queramos implementar.Las clases </text:span><text:span text:style-name="T23">Dependency_Strong</text:span><text:span text:style-name="T22"> o </text:span><text:span text:style-name="T23">Dependency_Weak</text:span><text:span text:style-name="T22"> (juegan el rol <text:tab/>de estrategia <text:tab/>concreta)implementan la operación <text:s/>utilizando <text:s/>el interfaz definido en <text:tab/>Operations.</text:span></text:p>
      <text:p text:style-name="P14"/>
      <text:p text:style-name="P14"><text:tab/><text:span text:style-name="T20">Iterator:</text:span></text:p>
      <text:p text:style-name="P12"/>
      <text:p text:style-name="P12"/>
      <text:p text:style-name="P12"><text:tab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Nimbus Roman" svg:font-family="'Nimbus Roman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15T19:19:22.991557856</meta:creation-date>
    <dc:date>2021-12-17T19:07:57.754947392</dc:date>
    <meta:editing-duration>PT1H1M27S</meta:editing-duration>
    <meta:editing-cycles>5</meta:editing-cycles>
    <meta:generator>LibreOffice/6.4.7.2$Linux_X86_64 LibreOffice_project/40$Build-2</meta:generator>
    <meta:document-statistic meta:table-count="0" meta:image-count="0" meta:object-count="0" meta:page-count="3" meta:paragraph-count="50" meta:word-count="888" meta:character-count="5826" meta:non-whitespace-character-count="4847"/>
  </office:meta>
</office:document-meta>
</file>